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office:value-type="float" office:value="-0.079831" calcext:value-type="float">
            <text:p>-0.079831</text:p>
          </table:table-cell>
          <table:table-cell table:formula="of:=[.K3]*[.$H$13]" office:value-type="float" office:value="-2.17231296459773" calcext:value-type="float">
            <text:p>-2.17231296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013849" calcext:value-type="float">
            <text:p>-0.013849</text:p>
          </table:table-cell>
          <table:table-cell table:formula="of:=[.H$13]*[.O3]" office:value-type="float" office:value="-0.376850625029298" calcext:value-type="float">
            <text:p>-0.3768506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147786" calcext:value-type="float">
            <text:p>-0.147786</text:p>
          </table:table-cell>
          <table:table-cell table:formula="of:=[.D4]*[.H$13]" office:value-type="float" office:value="-4.0214633887342" calcext:value-type="float">
            <text:p>-4.02146338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68272" calcext:value-type="float">
            <text:p>0.568272</text:p>
          </table:table-cell>
          <table:table-cell table:formula="of:=[.D5]*[.H$13]" office:value-type="float" office:value="15.4634745026103" calcext:value-type="float">
            <text:p>15.463474502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68274" calcext:value-type="float">
            <text:p>0.568274</text:p>
          </table:table-cell>
          <table:table-cell table:formula="of:=[.D6]*[.H$13]" office:value-type="float" office:value="15.4635289254025" calcext:value-type="float">
            <text:p>15.46352892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8274" calcext:value-type="float">
            <text:p>0.568274</text:p>
          </table:table-cell>
          <table:table-cell table:formula="of:=[.D7]*[.H$13]" office:value-type="float" office:value="15.4635289254025" calcext:value-type="float">
            <text:p>15.46352892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24984" calcext:value-type="float">
            <text:p>0.624984</text:p>
          </table:table-cell>
          <table:table-cell table:formula="of:=[.D8]*[.H$13]" office:value-type="float" office:value="17.0066872000369" calcext:value-type="float">
            <text:p>17.0066872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RYD to eV</text:p>
          </table:table-cell>
          <table:table-cell office:value-type="float" office:value="13.6056980659" calcext:value-type="float">
            <text:p>13.6056980659</text:p>
          </table:table-cell>
          <table:table-cell table:number-columns-repeated="2"/>
          <table:table-cell office:value-type="float" office:value="0.408251" calcext:value-type="float">
            <text:p>0.408251</text:p>
          </table:table-cell>
          <table:table-cell table:formula="of:=[.K12]*[.$H$13]" office:value-type="float" office:value="11.1090796822035" calcext:value-type="float">
            <text:p>11.10907968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22206" calcext:value-type="float">
            <text:p>0.222206</text:p>
          </table:table-cell>
          <table:table-cell table:formula="of:=[.H$13]*[.O12]" office:value-type="float" office:value="6.04653548886275" calcext:value-type="float">
            <text:p>6.0465354889</text:p>
          </table:table-cell>
        </table:table-row>
        <table:table-row table:style-name="ro1">
          <table:table-cell table:number-columns-repeated="2"/>
          <table:table-cell office:value-type="float" office:value="0.549354" calcext:value-type="float">
            <text:p>0.549354</text:p>
          </table:table-cell>
          <table:table-cell table:formula="of:=[.C13]*[.H13]" office:value-type="float" office:value="14.9486893105889" calcext:value-type="float">
            <text:p>14.9486893106</text:p>
          </table:table-cell>
          <table:table-cell table:number-columns-repeated="2"/>
          <table:table-cell office:value-type="string" calcext:value-type="string">
            <text:p>Ha to eV</text:p>
          </table:table-cell>
          <table:table-cell table:formula="of:=2*[.H12]" office:value-type="float" office:value="27.2113961318" calcext:value-type="float">
            <text:p>27.2113961318</text:p>
          </table:table-cell>
          <table:table-cell table:number-columns-repeated="2"/>
          <table:table-cell office:value-type="float" office:value="0.416321" calcext:value-type="float">
            <text:p>0.416321</text:p>
          </table:table-cell>
          <table:table-cell table:formula="of:=[.K13]*[.$H$13]" office:value-type="float" office:value="11.3286756489871" calcext:value-type="float">
            <text:p>11.328675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70688" calcext:value-type="float">
            <text:p>0.270688</text:p>
          </table:table-cell>
          <table:table-cell table:formula="of:=[.H$13]*[.O13]" office:value-type="float" office:value="7.36579839612468" calcext:value-type="float">
            <text:p>7.3657983961</text:p>
          </table:table-cell>
        </table:table-row>
        <table:table-row table:style-name="ro1">
          <table:table-cell table:number-columns-repeated="10"/>
          <table:table-cell office:value-type="float" office:value="0.416325" calcext:value-type="float">
            <text:p>0.416325</text:p>
          </table:table-cell>
          <table:table-cell table:formula="of:=[.K14]*[.$H$13]" office:value-type="float" office:value="11.3287844945716" calcext:value-type="float">
            <text:p>11.32878449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5077" calcext:value-type="float">
            <text:p>0.475077</text:p>
          </table:table-cell>
          <table:table-cell table:formula="of:=[.H$13]*[.O14]" office:value-type="float" office:value="12.9275084401072" calcext:value-type="float">
            <text:p>12.9275084401</text:p>
          </table:table-cell>
        </table:table-row>
        <table:table-row table:style-name="ro1">
          <table:table-cell table:number-columns-repeated="8"/>
          <table:table-cell table:formula="of:=[.H13]*[.I16]" office:value-type="float" office:value="0.712394350730524" calcext:value-type="float">
            <text:p>0.7123943507</text:p>
          </table:table-cell>
          <table:table-cell/>
          <table:table-cell office:value-type="float" office:value="0.433492" calcext:value-type="float">
            <text:p>0.433492</text:p>
          </table:table-cell>
          <table:table-cell table:formula="of:=[.K15]*[.$H$13]" office:value-type="float" office:value="11.7959225319662" calcext:value-type="float">
            <text:p>11.795922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36199" calcext:value-type="float">
            <text:p>0.536199</text:p>
          </table:table-cell>
          <table:table-cell table:formula="of:=[.H$13]*[.O15]" office:value-type="float" office:value="14.590723394475" calcext:value-type="float">
            <text:p>14.5907233945</text:p>
          </table:table-cell>
        </table:table-row>
        <table:table-row table:style-name="ro1">
          <table:table-cell table:number-columns-repeated="8"/>
          <table:table-cell office:value-type="float" office:value="0.02618" calcext:value-type="float">
            <text:p>0.02618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MO</text:p>
          </table:table-cell>
          <table:table-cell office:value-type="string" calcext:value-type="string">
            <text:p>EIGENVALU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K-POINT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ccupati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-0.079831" calcext:value-type="float">
            <text:p>-0.0798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08251" calcext:value-type="float">
            <text:p>0.4082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416321" calcext:value-type="float">
            <text:p>0.4163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416325" calcext:value-type="float">
            <text:p>0.4163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433492" calcext:value-type="float">
            <text:p>0.43349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ermi</text:p>
          </table:table-cell>
          <table:table-cell office:value-type="string" calcext:value-type="string">
            <text:p>energy:</text:p>
          </table:table-cell>
          <table:table-cell office:value-type="float" office:value="0.02618" calcext:value-type="float">
            <text:p>0.0261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HOMO-LUMO</text:p>
          </table:table-cell>
          <table:table-cell office:value-type="string" calcext:value-type="string">
            <text:p>gap:</text:p>
          </table:table-cell>
          <table:table-cell office:value-type="float" office:value="0.488081" calcext:value-type="float">
            <text:p>0.488081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eV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MO</text:p>
          </table:table-cell>
          <table:table-cell office:value-type="string" calcext:value-type="string">
            <text:p>EIGENVALU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K-POINT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ccupati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-0.013849" calcext:value-type="float">
            <text:p>-0.01384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22206" calcext:value-type="float">
            <text:p>0.22220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70688" calcext:value-type="float">
            <text:p>0.2706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475077" calcext:value-type="float">
            <text:p>0.4750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536199" calcext:value-type="float">
            <text:p>0.5361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ermi</text:p>
          </table:table-cell>
          <table:table-cell office:value-type="string" calcext:value-type="string">
            <text:p>energy:</text:p>
          </table:table-cell>
          <table:table-cell office:value-type="float" office:value="0.02618" calcext:value-type="float">
            <text:p>0.0261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HOMO-LUMO</text:p>
          </table:table-cell>
          <table:table-cell office:value-type="string" calcext:value-type="string">
            <text:p>gap:</text:p>
          </table:table-cell>
          <table:table-cell office:value-type="float" office:value="0.236054" calcext:value-type="float">
            <text:p>0.236054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eV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occVals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igVal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mear width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1/(2*([.E5]^2)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rm Factor</text:p>
          </table:table-cell>
          <table:table-cell table:formula="of:=SQRT([.E6]/PI())" office:value-type="float" office:value="3.98942280401433" calcext:value-type="float">
            <text:p>3.9894228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GauA</text:p>
          </table:table-cell>
          <table:table-cell office:value-type="string" calcext:value-type="string">
            <text:p>GauB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F10]+[.G10]" office:value-type="float" office:value="0.0576259231113119" calcext:value-type="float">
            <text:p>0.0576259231</text:p>
          </table:table-cell>
          <table:table-cell table:formula="of:=EXP(  -1*[.$E$6]*(([.$D10]-[.H$4])^2) )*[.$E$7]*[.H$3]" office:value-type="float" office:value="0.0000118937561178744" calcext:value-type="float">
            <text:p>1.18937561178744E-05</text:p>
          </table:table-cell>
          <table:table-cell table:formula="of:=EXP(  -1*[.$E$6]*(([.$D10]-[.I$4])^2) )*[.$E$7]*[.I$3]" office:value-type="float" office:value="0.057614029355194" calcext:value-type="float">
            <text:p>0.05761402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[.F11]+[.G11]" office:value-type="float" office:value="0.702953206477563" calcext:value-type="float">
            <text:p>0.7029532065</text:p>
          </table:table-cell>
          <table:table-cell table:formula="of:=EXP(  -1*[.$E$6]*(([.$D11]-[.H$4])^2) )*[.$E$7]*[.H$3]" office:value-type="float" office:value="0.00107064180611908" calcext:value-type="float">
            <text:p>0.0010706418</text:p>
          </table:table-cell>
          <table:table-cell table:formula="of:=EXP(  -1*[.$E$6]*(([.$D11]-[.I$4])^2) )*[.$E$7]*[.I$3]" office:value-type="float" office:value="0.701882564671444" calcext:value-type="float">
            <text:p>0.70188256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[.F12]+[.G12]" office:value-type="float" office:value="3.18107420604437" calcext:value-type="float">
            <text:p>3.181074206</text:p>
          </table:table-cell>
          <table:table-cell table:formula="of:=EXP(  -1*[.$E$6]*(([.$D12]-[.H$4])^2) )*[.$E$7]*[.H$3]" office:value-type="float" office:value="0.0354547872955041" calcext:value-type="float">
            <text:p>0.0354547873</text:p>
          </table:table-cell>
          <table:table-cell table:formula="of:=EXP(  -1*[.$E$6]*(([.$D12]-[.I$4])^2) )*[.$E$7]*[.I$3]" office:value-type="float" office:value="3.14561941874886" calcext:value-type="float">
            <text:p>3.14561941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[.F13]+[.G13]" office:value-type="float" office:value="5.61817737732413" calcext:value-type="float">
            <text:p>5.6181773773</text:p>
          </table:table-cell>
          <table:table-cell table:formula="of:=EXP(  -1*[.$E$6]*(([.$D13]-[.H$4])^2) )*[.$E$7]*[.H$3]" office:value-type="float" office:value="0.431927732105505" calcext:value-type="float">
            <text:p>0.4319277321</text:p>
          </table:table-cell>
          <table:table-cell table:formula="of:=EXP(  -1*[.$E$6]*(([.$D13]-[.I$4])^2) )*[.$E$7]*[.I$3]" office:value-type="float" office:value="5.18624964521862" calcext:value-type="float">
            <text:p>5.1862496452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K-weights</text:p>
          </table:table-cell>
          <table:table-cell/>
          <table:table-cell office:value-type="string" calcext:value-type="string">
            <text:p>real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x kpoints</text:p>
          </table:table-cell>
          <table:table-cell table:number-columns-repeated="2"/>
          <table:table-cell office:value-type="string" calcext:value-type="string">
            <text:p>occVals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7"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igVal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GauA(k1)</text:p>
          </table:table-cell>
          <table:table-cell office:value-type="string" calcext:value-type="string">
            <text:p>GauA(k2)</text:p>
          </table:table-cell>
          <table:table-cell office:value-type="string" calcext:value-type="string">
            <text:p>GauB(k1)</text:p>
          </table:table-cell>
          <table:table-cell office:value-type="string" calcext:value-type="string">
            <text:p>GauB(k2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SUM([.F25:.I25])" office:value-type="float" office:value="0.458597673455715" calcext:value-type="float">
            <text:p>0.4585976735</text:p>
          </table:table-cell>
          <table:table-cell table:formula="of:=[.F10]*[.L$18]" office:value-type="float" office:value="0.00000475750244714976" calcext:value-type="float">
            <text:p>4.75750244714976E-06</text:p>
          </table:table-cell>
          <table:table-cell table:formula="of:=[.$E$7]*[.L$19]*[.H$19] * EXP( -1*[.$E$6] * (([.D25]-[.H$22])^2) )" office:value-type="float" office:value="0.0000000000767316514302626" calcext:value-type="float">
            <text:p>7.67316514302626E-11</text:p>
          </table:table-cell>
          <table:table-cell table:formula="of:=[.G10]*[.L$18]" office:value-type="float" office:value="0.0230456117420776" calcext:value-type="float">
            <text:p>0.0230456117</text:p>
          </table:table-cell>
          <table:table-cell table:formula="of:=[.$E$7]*[.L$19]*[.I$19] * EXP( -1*[.$E$6] * (([.D25]-[.I$22])^2) )" office:value-type="float" office:value="0.435547304134458" calcext:value-type="float">
            <text:p>0.43554730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SUM([.F26:.I26])" office:value-type="float" office:value="0.99927743835102" calcext:value-type="float">
            <text:p>0.9992774384</text:p>
          </table:table-cell>
          <table:table-cell table:formula="of:=[.F11]*[.L$18]" office:value-type="float" office:value="0.000428256722447633" calcext:value-type="float">
            <text:p>0.0004282567</text:p>
          </table:table-cell>
          <table:table-cell table:formula="of:=[.$E$7]*[.L$19]*[.H$19] * EXP( -1*[.$E$6] * (([.D26]-[.H$22])^2) )" office:value-type="float" office:value="0.0000000510374159385154" calcext:value-type="float">
            <text:p>0.000000051</text:p>
          </table:table-cell>
          <table:table-cell table:formula="of:=[.G11]*[.L$18]" office:value-type="float" office:value="0.280753025868578" calcext:value-type="float">
            <text:p>0.2807530259</text:p>
          </table:table-cell>
          <table:table-cell table:formula="of:=[.$E$7]*[.L$19]*[.I$19] * EXP( -1*[.$E$6] * (([.D26]-[.I$22])^2) )" office:value-type="float" office:value="0.718096104722579" calcext:value-type="float">
            <text:p>0.71809610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SUM([.F27:.I27])" office:value-type="float" office:value="1.70798947499613" calcext:value-type="float">
            <text:p>1.707989475</text:p>
          </table:table-cell>
          <table:table-cell table:formula="of:=[.F12]*[.L$18]" office:value-type="float" office:value="0.0141819149182016" calcext:value-type="float">
            <text:p>0.0141819149</text:p>
          </table:table-cell>
          <table:table-cell table:formula="of:=[.$E$7]*[.L$19]*[.H$19] * EXP( -1*[.$E$6] * (([.D27]-[.H$22])^2) )" office:value-type="float" office:value="0.0000124884439237681" calcext:value-type="float">
            <text:p>1.24884439237681E-05</text:p>
          </table:table-cell>
          <table:table-cell table:formula="of:=[.G12]*[.L$18]" office:value-type="float" office:value="1.25824776749955" calcext:value-type="float">
            <text:p>1.2582477675</text:p>
          </table:table-cell>
          <table:table-cell table:formula="of:=[.$E$7]*[.L$19]*[.I$19] * EXP( -1*[.$E$6] * (([.D27]-[.I$22])^2) )" office:value-type="float" office:value="0.435547304134458" calcext:value-type="float">
            <text:p>0.43554730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SUM([.F28:.I28])" office:value-type="float" office:value="2.34557886454982" calcext:value-type="float">
            <text:p>2.3455788645</text:p>
          </table:table-cell>
          <table:table-cell table:formula="of:=[.F13]*[.L$18]" office:value-type="float" office:value="0.172771092842202" calcext:value-type="float">
            <text:p>0.1727710928</text:p>
          </table:table-cell>
          <table:table-cell table:formula="of:=[.$E$7]*[.L$19]*[.H$19] * EXP( -1*[.$E$6] * (([.D28]-[.H$22])^2) )" office:value-type="float" office:value="0.00112417389642504" calcext:value-type="float">
            <text:p>0.0011241739</text:p>
          </table:table-cell>
          <table:table-cell table:formula="of:=[.G13]*[.L$18]" office:value-type="float" office:value="2.07449985808745" calcext:value-type="float">
            <text:p>2.0744998581</text:p>
          </table:table-cell>
          <table:table-cell table:formula="of:=[.$E$7]*[.L$19]*[.I$19] * EXP( -1*[.$E$6] * (([.D28]-[.I$22])^2) )" office:value-type="float" office:value="0.0971837397237385" calcext:value-type="float">
            <text:p>0.09718373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05:47.286572760</meta:creation-date>
    <dc:date>2019-05-17T16:29:27.038128053</dc:date>
    <meta:editing-duration>PT2H32M47S</meta:editing-duration>
    <meta:editing-cycles>4</meta:editing-cycles>
    <meta:generator>LibreOffice/5.1.6.2$Linux_X86_64 LibreOffice_project/10m0$Build-2</meta:generator>
    <meta:document-statistic meta:table-count="2" meta:cell-count="213" meta:object-count="0"/>
  </office:meta>
</office:document-meta>
</file>